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/>
    </style:style>
    <style:style style:name="P3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6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7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  <style:text-properties fo:font-size="10.5pt" style:font-size-asian="10.5pt" style:font-size-complex="10.5pt"/>
    </style:style>
    <style:style style:name="P8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Iniiaiie_20_oaeno_20_n_20_ionooiii_20_3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0" style:family="paragraph" style:parent-style-name="Iniiaiie_20_oaeno_20_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11" style:family="paragraph" style:parent-style-name="caaieiaie_20_2">
      <style:paragraph-properties fo:text-align="center" style:justify-single-word="false"/>
      <style:text-properties fo:font-size="10.5pt" fo:font-weight="normal" style:font-size-asian="10.5pt" style:font-weight-asian="normal" style:font-size-complex="10.5pt"/>
    </style:style>
    <style:style style:name="P12" style:family="paragraph" style:parent-style-name="caaieiaie_20_2">
      <style:paragraph-properties fo:text-align="justify" style:justify-single-word="false"/>
      <style:text-properties fo:font-size="10.5pt" fo:font-weight="normal" style:font-size-asian="10.5pt" style:font-weight-asian="normal" style:font-size-complex="10.5pt"/>
    </style:style>
    <style:style style:name="P13" style:family="paragraph" style:parent-style-name="caaieiaie_20_2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4" style:family="paragraph" style:parent-style-name="caaieiaie_20_2">
      <style:paragraph-properties fo:text-align="end" style:justify-single-word="false"/>
      <style:text-properties fo:font-size="10.5pt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83caff" fo:font-size="10.5pt" fo:font-weight="bold" style:font-size-asian="10.5pt" style:font-weight-asian="bold" style:font-size-complex="10.5pt"/>
    </style:style>
    <style:style style:name="P22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Iau_3f_iue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0.5pt"/>
    </style:style>
    <style:style style:name="P24" style:family="paragraph" style:parent-style-name="Iau_3f_iue">
      <style:paragraph-properties fo:text-align="center" style:justify-single-word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5" style:family="paragraph" style:parent-style-name="Iacaaiea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26" style:family="paragraph" style:parent-style-name="Iacaaiea">
      <style:paragraph-properties fo:margin-top="0cm" fo:margin-bottom="0cm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7" style:family="paragraph" style:parent-style-name="Iacaaiea">
      <style:paragraph-properties fo:margin-top="0cm" fo:margin-bottom="0cm" fo:text-align="center" style:justify-single-word="false"/>
      <style:text-properties fo:color="#83caff" fo:font-size="10.5pt" fo:font-weight="bold" style:font-size-asian="10.5pt" style:font-weight-asian="bold" style:font-size-complex="10.5pt"/>
    </style:style>
    <style:style style:name="P28" style:family="paragraph" style:parent-style-name="FR1">
      <style:paragraph-properties fo:margin-top="0cm" fo:margin-bottom="0cm" fo:line-height="100%" fo:text-align="justify" style:justify-single-word="false"/>
      <style:text-properties fo:font-size="10.5pt" style:font-size-asian="10.5pt" style:font-size-complex="10.5pt"/>
    </style:style>
    <style:style style:name="P29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0" style:family="paragraph" style:parent-style-name="Iau_3f_iue" style:master-page-name="">
      <style:paragraph-properties fo:margin-left="0cm" fo:margin-right="0cm" fo:text-align="center" style:justify-single-word="false" fo:orphans="2" fo:widows="2" fo:text-indent="0.053cm" style:auto-text-indent="false" style:page-number="auto"/>
      <style:text-properties fo:font-size="10.5pt" fo:font-weight="bold" style:font-size-asian="10.5pt" style:font-weight-asian="bold" style:font-size-complex="10.5pt"/>
    </style:style>
    <style:style style:name="P31" style:family="paragraph" style:parent-style-name="FR1" style:master-page-name="">
      <style:paragraph-properties fo:margin-left="0.071cm" fo:margin-right="0cm" fo:margin-top="0cm" fo:margin-bottom="0cm" fo:line-height="100%" fo:text-align="center" style:justify-single-word="false" fo:orphans="0" fo:widows="0" fo:text-indent="-0.053cm" style:auto-text-indent="false" style:page-number="auto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2" style:family="paragraph" style:parent-style-name="Text_20_body" style:master-page-name="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fo:font-weight="bold"/>
    </style:style>
    <style:style style:name="P33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64cm" style:auto-text-indent="false" style:page-number="auto"/>
      <style:text-properties fo:font-size="10.5pt" fo:font-weight="normal" style:font-size-asian="10.5pt" style:font-weight-asian="normal" style:font-size-complex="10.5pt" style:font-weight-complex="normal"/>
    </style:style>
    <style:style style:name="P34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91cm" style:auto-text-indent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P35" style:family="paragraph" style:parent-style-name="Text_20_body" style:master-page-name="Standard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style:use-window-font-color="true" fo:font-size="10.5pt" fo:font-weight="bold" style:font-size-asian="10.5pt" style:font-weight-asian="bold" style:font-size-complex="10.5pt"/>
    </style:style>
    <style:style style:name="P36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37" style:family="paragraph" style:parent-style-name="FR1" style:list-style-name="L6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38" style:family="paragraph" style:parent-style-name="FR1" style:list-style-name="L3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9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40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41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64cm" style:auto-text-indent="false" style:page-number="auto"/>
      <style:text-properties fo:font-size="10.5pt" style:font-size-asian="10.5pt" style:font-size-complex="10.5pt"/>
    </style:style>
    <style:style style:name="P42" style:family="paragraph" style:parent-style-name="Iniiaiie_20_oaeno_20_3" style:list-style-name="L12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3" style:family="paragraph" style:parent-style-name="Iniiaiie_20_oaeno_20_3" style:list-style-name="L14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4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5" style:family="paragraph" style:parent-style-name="Iniiaiie_20_oaeno_20_2" style:list-style-name="L1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6" style:family="paragraph" style:parent-style-name="Iau_3f_iue" style:list-style-name="L6">
      <style:paragraph-properties fo:text-align="justify" style:justify-single-word="false"/>
      <style:text-properties fo:font-size="10.5pt" style:font-size-asian="10.5pt" style:font-size-complex="10.5pt"/>
    </style:style>
    <style:style style:name="P47" style:family="paragraph" style:parent-style-name="Iau_3f_iue" style:list-style-name="L8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8" style:family="paragraph" style:parent-style-name="Iau_3f_iue" style:list-style-name="L9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9" style:family="paragraph" style:parent-style-name="Iau_3f_iue" style:list-style-name="L10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0" style:family="paragraph" style:parent-style-name="Iau_3f_iue" style:list-style-name="L1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1" style:family="paragraph" style:parent-style-name="Iau_3f_iue" style:list-style-name="L13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2" style:family="paragraph" style:parent-style-name="Iau_3f_iue" style:list-style-name="L15">
      <style:paragraph-properties fo:margin-left="0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53" style:family="paragraph" style:parent-style-name="Standard" style:list-style-name="L6">
      <style:paragraph-properties fo:text-align="justify" style:justify-single-word="false"/>
      <style:text-properties fo:font-size="10.5pt" style:font-size-asian="10.5pt" style:font-size-complex="10.5pt"/>
    </style:style>
    <style:style style:name="P54" style:family="paragraph" style:parent-style-name="Standard" style:list-style-name="L14">
      <style:paragraph-properties fo:text-align="justify" style:justify-single-word="false">
        <style:tab-stops/>
      </style:paragraph-properties>
      <style:text-properties fo:font-size="10.5pt" style:font-size-asian="10.5pt" style:font-size-complex="10.5pt"/>
    </style:style>
    <style:style style:name="P5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6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8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complex="bold"/>
    </style:style>
    <style:style style:name="T7" style:family="text">
      <style:text-properties style:font-name="Times New Roman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style:font-name="Times New Roman1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style:font-name="Times New Roman1" fo:font-weight="normal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иложение № 7</text:p>
      <text:p text:style-name="P32">к распоряжению КУМИ г.Братска</text:p>
      <text:p text:style-name="P32">от 28.11.2013 года № 1577</text:p>
      <text:p text:style-name="P21"/>
      <text:p text:style-name="P27">Бланк договора аренды на <text:span text:style-name="T10">2014г</text:span>. не более 30 дней (транспорт)</text:p>
      <text:p text:style-name="P26">ДОГОВОР № ____/<text:span text:style-name="T10">14</text:span></text:p>
      <text:p text:style-name="P23">аренды муниципального имущества</text:p>
      <text:p text:style-name="P11">Российская Федерация, Иркутская область, город Братск</text:p>
      <text:p text:style-name="P14"><text:span text:style-name="T4">от ________201</text:span><text:span text:style-name="T11">4</text:span><text:span text:style-name="T4"> года</text:span></text:p>
      <text:p text:style-name="P12"/>
      <text:p text:style-name="P1"><text:span text:style-name="T7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Арендодатель, с одной стороны, и ООО (ИП)___________, з</text:span><text:span text:style-name="T8">арегистрировано ИФНС ________ за основным государственным регистрационным номером ___________, </text:span><text:span text:style-name="T7">в лице генерального директора _______________, действующего на основании устава, паспорт _________выдан отделом УФМС России ___________, дата выдачи ________, именуемое в дальнейшем Арендатор, с другой стороны, именуемые в дальнейшем Стороны, заключили настоящий Договор о нижеследующем:</text:span></text:p>
      <text:p text:style-name="P1"/>
      <text:p text:style-name="P13"><text:span text:style-name="T10">1. </text:span>ПРЕДМЕТ ДОГОВОРА</text:p>
      <text:p text:style-name="P1"><text:span text:style-name="T1">1.1.</text:span> По настоящему договору Арендодатель передает, а Арендатор принимает в аренду муниципальное имущество, согласно прилагаемому перечню (Приложение 1), (далее - Транспорт).</text:p>
      <text:p text:style-name="P1"><text:span text:style-name="T5">Балансовая стоимость </text:span><text:span text:style-name="T5">Транспорта</text:span><text:span text:style-name="T5"> ____</text:span><text:span text:style-name="T6">_____________.</text:span></text:p>
      <text:p text:style-name="P5"><text:span text:style-name="T1">1.2.</text:span> Транспорт принадлежит Арендодателю на праве собственности.</text:p>
      <text:p text:style-name="P5">На момент заключения настоящего Договора, Транспорт, передаваемый в аренду, не заложен, не арестован, не обременен правами третьих лиц.</text:p>
      <text:p text:style-name="P3"><text:span text:style-name="T1">1.3.</text:span> Размер арендной платы составляет:</text:p>
      <text:p text:style-name="P3"><text:span text:style-name="T2">в месяц, руб. <text:s text:c="5"/></text:span><text:span text:style-name="T5">(Приложение </text:span><text:span text:style-name="T5">2</text:span><text:span text:style-name="T5">)</text:span></text:p>
      <text:p text:style-name="P4"/>
      <text:p text:style-name="P3">Налог на добавленную стоимость (НДС) в арендную плату не входит.</text:p>
      <text:p text:style-name="P3">Налог на добавленную стоимость оплачивается Арендатором самостоятельно на счет Управления Федерального казначейства по Иркутской области.</text:p>
      <text:p text:style-name="P6">Порядок внесения арендной платы определен в разделе 2 настоящего Договора.</text:p>
      <text:list xml:id="list1068092178881981536" text:style-name="L1">
        <text:list-item>
          <text:list>
            <text:list-item>
              <text:p text:style-name="P45">Указанный Транспорт предоставляется Арендатору в аренду для использования__________.</text:p>
            </text:list-item>
            <text:list-item>
              <text:p text:style-name="P45">Срок действия настоящего Договора <text:span text:style-name="T1">с «__» _______ 2014 года до «___»_______ 2014 года.</text:span> По истечении срока действия настоящего Договора, Договор продлению не подлежит.</text:p>
            </text:list-item>
          </text:list>
        </text:list-item>
      </text:list>
      <text:p text:style-name="P3"/>
      <text:p text:style-name="P23">2. ПОРЯДОК РАСЧЕТОВ</text:p>
      <text:p text:style-name="P1"><text:span text:style-name="T1">2.1</text:span>. <text:span text:style-name="T5">Арендная плата за пользование Транспорт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Арендатор после заключения Договора в течении пяти календарных дней в сумме</text:span><text:span text:style-name="T3"> ______ руб.</text:span><text:span text:style-name="T5">, без учета НДС</text:span><text:span text:style-name="T13">.</text:span></text:p>
      <text:p text:style-name="P8">Датой оплаты Арендатором арендной платы считается дата поступления денежных средств на расчетный счет Арендодателя.</text:p>
      <text:p text:style-name="P6">В платежном поручении указываются назначение платежа, номер договора, дата заключения. </text:p>
      <text:p text:style-name="P6"><text:span text:style-name="T1">2.2.</text:span> Оплату работ по текущему и капитальному ремонту арендуемого Транспорт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Транспорта являются собственностью Арендодателя. При прекращении Договора, Арендатор не имеет прав на возмещение стоимости произведенных улучшений арендуемого Транспорта.</text:p>
      <text:p text:style-name="P6"><text:span text:style-name="T1">2.3.</text:span> При наличии письменного согласования Арендодателя, Арендатор может сдавать в субаренду <text:s/>часть арендуемого Транспорта. При сдаче Транспорта в субаренду, годовая арендная плата за каждую единицу увеличивается в полтора раза.</text:p>
      <text:p text:style-name="P9"/>
      <text:p text:style-name="P31">3. ПРАВА И ОБЯЗАННОСТИ СТОРОН</text:p>
      <text:p text:style-name="P2">3.1. Арендодатель обязан:</text:p>
      <text:p text:style-name="P41"><text:span text:style-name="T12">3.</text:span><text:span text:style-name="T15">1.1.</text:span><text:span text:style-name="T14"> </text:span>Передать в течение пяти календарных дней после даты подписания настоящего Договора Арендатору Транспорт, в соответствии с п. 1.1 настоящего Договора, на основании двустороннего акта приема-передачи с указанием технического состояния и назначения Транспорта на момент сдачи его в аренду (Приложение 3).</text:p>
      <text:list xml:id="list4426237328574665660" text:style-name="L3">
        <text:list-item>
          <text:list>
            <text:list-item>
              <text:p text:style-name="P38"><text:soft-page-break/>Арендодатель имеет право:</text:p>
            </text:list-item>
          </text:list>
        </text:list-item>
      </text:list>
      <text:list xml:id="list8606747650769717470" text:style-name="L4">
        <text:list-item>
          <text:list>
            <text:list-item>
              <text:list>
                <text:list-item>
                  <text:p text:style-name="P40">Проверять техническое состояние и целевое использование Транспорта.</text:p>
                </text:list-item>
                <text:list-item>
                  <text:p text:style-name="P39"><text:span text:style-name="T5">Досрочно расторгнуть Договор в случаях и порядке, указанн</text:span><text:span text:style-name="T5">ых</text:span><text:span text:style-name="T5"> в </text:span><text:span text:style-name="T5">разделе 5 настоящего Договора.</text:span></text:p>
                </text:list-item>
              </text:list>
            </text:list-item>
          </text:list>
        </text:list-item>
      </text:list>
      <text:list xml:id="list2417722645589297665" text:style-name="L5">
        <text:list-item>
          <text:list>
            <text:list-item>
              <text:p text:style-name="P36"><text:span text:style-name="T1">Арендатор обяз</text:span><text:span text:style-name="T1">ан</text:span><text:span text:style-name="T1">:</text:span></text:p>
            </text:list-item>
          </text:list>
        </text:list-item>
      </text:list>
      <text:list xml:id="list7688588319089124842" text:style-name="L6">
        <text:list-item>
          <text:list>
            <text:list-item>
              <text:list>
                <text:list-item>
                  <text:p text:style-name="P37">Принять в течение пяти календарных дней после даты подписания настоящего Договора Транспорт, в соответствии с п.1.1. настоящего Договора, на основании двустороннего акта приема-передачи с указанием технического состояния и назначения Транспорта на момент сдачи его в аренду (Приложение 3).</text:p>
                </text:list-item>
                <text:list-item>
                  <text:p text:style-name="P37">В течение всего срока настоящего договора поддерживать Транспорт в технически исправном состоянии, производить текущие заявочные ремонты, согласно норм пробега.</text:p>
                </text:list-item>
                <text:list-item>
                  <text:p text:style-name="P37">Нести расходы на содержание арендованного Транспорта и расходы, возникшие с его эксплуатацией.</text:p>
                </text:list-item>
                <text:list-item>
                  <text:p text:style-name="P37">Своевременно производить арендные платежи.</text:p>
                </text:list-item>
                <text:list-item>
                  <text:p text:style-name="P37">Осуществлять за свой счет заправку транспорта ГСМ в период использования Транспорта по настоящему договору.</text:p>
                </text:list-item>
                <text:list-item>
                  <text:p text:style-name="P37">Устранять последствия аварии и повреждения Транспорта, которые возникли во время эксплуатации его Арендатором.</text:p>
                </text:list-item>
                <text:list-item>
                  <text:p text:style-name="P37">Не передавать без письменного разрешения Арендодателя другим организациям, юридическим и частным лицам арендованный Транспорт.</text:p>
                </text:list-item>
                <text:list-item>
                  <text:p text:style-name="P37">Осуществлять регулярную проверку технического состояния Транспорта.</text:p>
                </text:list-item>
                <text:list-item>
                  <text:p text:style-name="P37">Обеспечивать охрану Транспорта.</text:p>
                </text:list-item>
                <text:list-item>
                  <text:p text:style-name="P37">Возместить затраты, понесенные Арендодателем в части уплаты транспортного налога по итогам каждого отчетного периода (квартала) в виде авансовых платежей не позднее 20 апреля, 20 июля, 20 октября; по итогам налогового периода (календарного года) не позднее 20 января, за вычетом сумм, уплаченных в виде авансового платежа, по следующим реквизитам:</text:p>
                </text:list-item>
              </text:list>
            </text:list-item>
          </text:list>
          <text:p text:style-name="P53">Получатель: Управление Федерального казначейства по Иркутской области (КУМИ г. Братска)</text:p>
          <text:p text:style-name="P53">Банк получателя: ГРКЦ ГУ Банка России по Иркутской области</text:p>
          <text:p text:style-name="P53">БИК 042520001, Сч. № 401 018 109 000 000 100 01</text:p>
          <text:p text:style-name="P53">ИНН/КПП 3803201800/380401001</text:p>
          <text:p text:style-name="P53">КБК 90111705040041000180, ОКАТО 25414000000</text:p>
          <text:p text:style-name="P56">Назначение платежа: прочие поступления от использования имущества, находящегося в собственности городских округов в части уплаты транспортного налога.</text:p>
        </text:list-item>
      </text:list>
      <text:list xml:id="list2363565527821965564" text:style-name="L7">
        <text:list-item>
          <text:list>
            <text:list-item>
              <text:list>
                <text:list-item>
                  <text:p text:style-name="P58">В течение последнего дня срока действия Договора, либо в день досрочного расторжения Договора, передать Транспорт Арендодателю по акту приема-передачи Транспорта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.</text:p>
                </text:list-item>
              </text:list>
            </text:list-item>
          </text:list>
        </text:list-item>
      </text:list>
      <text:p text:style-name="P34">3.4. Арендатор имеет право:</text:p>
      <text:p text:style-name="P33"><text:span text:style-name="T2">3.4.1.</text:span> Требовать передачу Имущества в сроки, указанные в пункте 3.1.1 настоящего Договора.</text:p>
      <text:p text:style-name="P1"/>
      <text:p text:style-name="P24">4. ОТВЕТСТВЕННОСТЬ СТОРОН И ПОРЯДОК РАЗРЕШЕНИЯ СПОРОВ</text:p>
      <text:list xml:id="list8829530715479626689" text:style-name="L8">
        <text:list-item>
          <text:list>
            <text:list-item>
              <text:p text:style-name="P47">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0,1 % (1/300 ставки рефинансирования ЦБ РФ) от суммы задолженности, за каждый день просрочки платежа.</text:p>
            </text:list-item>
            <text:list-item>
              <text:p text:style-name="P47">В случае нарушения Арендатором сроков внесения арендной платы, Арендодатель вправе 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но не более, чем за два срока вперед, а также расторжения в судебном порядке договора и передачи Транспорта Арендодателю.</text:p>
            </text:list-item>
          </text:list>
        </text:list-item>
      </text:list>
      <text:p text:style-name="P5"><text:span text:style-name="T2">4.3.</text:span> Арендатор уплачивает Арендодателю штраф в следующих случаях:</text:p>
      <text:p text:style-name="P5">а) при передаче Арендатором Транспорта или его части в субаренду или в пользование третьим лицам без предварительного письменного разрешения Арендодателя в размере 20% годовой арендной платы на момент выявления нарушения;</text:p>
      <text:p text:style-name="P5">б) при использовании Транспорта или его части не по целевому назначению (п.1.4) в размере 20% от годовой арендной платы на момент выявления нарушения;</text:p>
      <text:p text:style-name="P5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5">Доказательством нарушения являются акты проверки использования Транспорта или любые другие доказательства, предусмотренные законодательством.</text:p>
      <text:list xml:id="list2546554612894349637" text:style-name="L9">
        <text:list-item>
          <text:list>
            <text:list-item>
              <text:p text:style-name="P48"><text:soft-page-break/>Уплата пени (штрафов), установленных настоящим Договором, не освобождает Арендатора от выполнения обязательств по настоящему Договору.</text:p>
            </text:list-item>
            <text:list-item>
              <text:p text:style-name="P48">Разногласия, возникшие при заключении и исполнении Договора, подлежат разрешению в Арбитражном суде Иркутской области. </text:p>
            </text:list-item>
            <text:list-item>
              <text:p text:style-name="P48">Изменение собственника (Арендодателя) не влечет за собой изменение условий заключенного договора аренды.</text:p>
            </text:list-item>
            <text:list-item>
              <text:p text:style-name="P48">Риск случайной гибели или случайного повреждения имущества несет Арендатор. В случае гибели или повреждения Транспорта, Арендатор обязан возместить Арендодателю убытки в полной мере.</text:p>
            </text:list-item>
            <text:list-item>
              <text:p text:style-name="P48">Арендодатель не отвечает за недостатки Транспорта, которые оговорены в акте приема-передачи к Договору либо обнаруженные Арендатором при последующем осмотре Транспорта.</text:p>
            </text:list-item>
          </text:list>
        </text:list-item>
      </text:list>
      <text:p text:style-name="P28"/>
      <text:p text:style-name="P22">5. ПРЕКРАЩЕНИЕ ДЕЙСТВИЯ ДОГОВОРА</text:p>
      <text:list xml:id="list4333393780183725087" text:style-name="L10">
        <text:list-item>
          <text:list>
            <text:list-item>
              <text:p text:style-name="P49">Договор аренды может быть расторгнут досрочно по требованию Арендатора в следующих случаях:</text:p>
            </text:list-item>
          </text:list>
        </text:list-item>
      </text:list>
      <text:p text:style-name="P5"><text:span text:style-name="T2">5.1.1.</text:span> Если арендуемый Транспорт в силу обстоятельств, за которые Арендатор не отвечает, окажется в состоянии непригодном для использования.</text:p>
      <text:p text:style-name="P5"><text:span text:style-name="T2">5.1.2.</text:span> При обнаружении скрытых дефектов в арендуемом Транспорте.</text:p>
      <text:p text:style-name="P5"><text:span text:style-name="T2">5.2. </text:span><text:s/>Договор аренды может быть расторгнут в следующих случаях:</text:p>
      <text:p text:style-name="P5"><text:span text:style-name="T2">5.2.1.</text:span> При использовании Арендатором Транспорта (в целом или его части) не в соответствии с условиями Договора аренды.</text:p>
      <text:p text:style-name="P7"><text:span text:style-name="T2">5.2.2.</text:span><text:tab/>Если Арендатор умышленно или по неосторожности ухудшает состояние Транспорта, <text:s text:c="2"/>сданного в аренду.</text:p>
      <text:list xml:id="list7425302733612756668" text:style-name="L11">
        <text:list-item>
          <text:list>
            <text:list-item>
              <text:list>
                <text:list-item>
                  <text:p text:style-name="P50"><text:span text:style-name="T9">При не выполнении Арендатором требований, установленных пунктами</text:span> 3.3.2, 3.3.7, 3.3.8, 3.3.9, 3,3,10 настоящего Договора аренды.</text:p>
                </text:list-item>
              </text:list>
            </text:list-item>
          </text:list>
        </text:list-item>
      </text:list>
      <text:p text:style-name="P5"><text:span text:style-name="T2">5.2.4.</text:span><text:span text:style-name="T1"> </text:span><text:span text:style-name="T5">В случае, если Арендодатель нуждается в Имуществе, Арендатор обязан расторгнуть настоящий Договор и сдать Имущество по акту приема-передачи Арендодателю.</text:span></text:p>
      <text:p text:style-name="P5"><text:span text:style-name="T1">5.3</text:span>. В случае досрочного возврата Арендатором арендуемого по настоящему Договору Транспорта без уведомления Арендодателя и оформления акта приема-передачи, Арендодатель имеет право на односторонний отказ от исполнения Договора аренды.</text:p>
      <text:p text:style-name="P5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p text:style-name="P5"><text:span text:style-name="T2">5.4.</text:span> Стороны вправе расторгнуть настоящий Договор по иным основаниям, предусмотренным <text:s text:c="2"/>действующим законодательством РФ.</text:p>
      <text:list xml:id="list31477751" text:continue-list="list7688588319089124842" text:style-name="L6">
        <text:list-item>
          <text:list>
            <text:list-header>
              <text:p text:style-name="P46"/>
            </text:list-header>
          </text:list>
        </text:list-item>
      </text:list>
      <text:p text:style-name="P22">6. ФОРС-МАЖОР</text:p>
      <text:p text:style-name="P5"><text:span text:style-name="T1">6.1.</text:span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исполнения обязательств (мораторий); в силу приостановления действия закона или иного правового акта, регулирующего соответствующее отношение.</text:p>
      <text:p text:style-name="P5"><text:span text:style-name="T1">6.2.</text:span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p>
      <text:p text:style-name="P5"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5"><text:span text:style-name="T1">6.3.</text:span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p>
      <text:p text:style-name="P5"><text:span text:style-name="T1">6.4</text:span>. Факт наступления форс-мажорных обстоятельств должен быть подтвержден Свидетельством (заключением) соответствующих органов.</text:p>
      <text:p text:style-name="P5"><text:span text:style-name="T1">6.5</text:span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p>
      <text:p text:style-name="P10"><text:soft-page-break/><text:span text:style-name="T1">6.6</text:span>. После прекращения действия обстоятельств непреодолимой силы стороны возобновляют исполнение обязательств по настоящему Договору.</text:p>
      <text:list xml:id="list2171326894363833247" text:style-name="L12">
        <text:list-item>
          <text:list>
            <text:list-item>
              <text:p text:style-name="P42">После заключения настоящего Договора вся предшествующая переписка и документы по вопросам, являющимся его предметом, теряют силу.</text:p>
              <text:p text:style-name="P42"/>
            </text:list-item>
          </text:list>
        </text:list-item>
      </text:list>
      <text:p text:style-name="P30">7. ЗАКЛЮЧИТЕЛЬНЫЕ ПОЛОЖЕНИЯ</text:p>
      <text:list xml:id="list5141498133773630970" text:style-name="L13">
        <text:list-item>
          <text:list>
            <text:list-item>
              <text:p text:style-name="P51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  <text:list-item>
              <text:p text:style-name="P51">Все изменения к Договору, кроме изменения размера арендной платы, возможны только по соглашению сторон и оформляются Сторонами в письменной форме.</text:p>
            </text:list-item>
          </text:list>
        </text:list-item>
      </text:list>
      <text:p text:style-name="P5"><text:span text:style-name="T2">7.3.</text:span><text:span text:style-name="T5"> </text:span>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p>
      <text:list xml:id="list3910118739979030874" text:style-name="L14">
        <text:list-item>
          <text:list>
            <text:list-item>
              <text:p text:style-name="P43">По всем вопросам не урегулированным настоящим Договором стороны руководствуются действующим законодательством.</text:p>
            </text:list-item>
          </text:list>
        </text:list-item>
      </text:list>
      <text:p text:style-name="P10"/>
      <text:p text:style-name="P19">8. ОСОБЫЕ УСЛОВИЯ</text:p>
      <text:p text:style-name="P1"><text:span text:style-name="T2">8.1. </text:span>Арендатор несет ответственность за вред, причиненный третьим лицам в соответствии с <text:s/>правилами главы 59 ГК РФ.</text:p>
      <text:list xml:id="list31475781" text:continue-numbering="true" text:style-name="L14">
        <text:list-item>
          <text:list>
            <text:list-header>
              <text:p text:style-name="P54"/>
            </text:list-header>
          </text:list>
        </text:list-item>
      </text:list>
      <text:list xml:id="list4097784150226284540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2">9. ЮРИДИЧЕСКИЕ АДРЕСА И РЕКВИЗИТЫ СТОРОН</text:p>
                                  <text:p text:style-name="P52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4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Комитет по управлению муниципальным<text:tab/></text:p>
            <text:p text:style-name="P15">имуществом администрации города Братска</text:p>
            <text:p text:style-name="P25">г. Братск, пр. Ленина, 37</text:p>
            <text:p text:style-name="P25">т.349060, т/ф 349065</text:p>
            <text:p text:style-name="P25">ИНН 3803201800, КПП 380401001</text:p>
            <text:p text:style-name="P25"/>
            <text:p text:style-name="P25"/>
            <text:p text:style-name="P25">_________________ </text:p>
            <text:p text:style-name="P15"><text:tab/><text:tab/><text:tab/>мп</text:p>
          </table:table-cell>
          <table:table-cell table:style-name="Таблица1.A1" office:value-type="string">
            <text:p text:style-name="P17">ИП(ООО,ОАО)__________________________________Адрес:__________________________________________ИНН:__________________________________________ОГРН:__________________________________________паспорт:________________________________________</text:p>
            <text:p text:style-name="P17">телефон:_____________________</text:p>
            <text:p text:style-name="P25"/>
            <text:p text:style-name="P25">_________________ </text:p>
            <text:p text:style-name="P16"><text:tab/><text:tab/><text:tab/>мп</text:p>
          </table:table-cell>
        </table:table-row>
      </table:table>
      <text:p text:style-name="P29"/>
      <text:p text:style-name="P20">Управление Федерального казначейства по Иркутской области (КУМИ г. Братска)</text:p>
      <text:p text:style-name="P18">ГРКЦ ГУ Банка России по Иркутской области г. Иркутск</text:p>
      <text:p text:style-name="P18">БИК 042520001, Сч 40101810900000010001, ИНН 3803201800, КПП 380401001,</text:p>
      <text:p text:style-name="P20">ОКТМО 25714000, КБК 90111105034041000120</text:p>
      <text:p text:style-name="P20">оплата аренды по договору от ______№ 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="100%" fo:margin-left="0.071cm" fo:margin-right="0cm" fo:margin-top="0.035cm" fo:margin-bottom="0cm" fo:line-height="108%" fo:text-align="justify" style:justify-single-word="false" fo:orphans="0" fo:widows="0" fo:text-indent="1.023cm" style:auto-text-indent="false"/>
      <style:text-properties style:use-window-font-color="true" style:font-name="Times New Roman" fo:font-size="11pt" fo:language="ru" fo:country="RU" style:font-name-asian="Arial" style:font-size-asian="11pt" style:font-name-complex="Times New Roman" style:font-size-complex="10pt" style:language-complex="ar" style:country-complex="SA"/>
    </style:style>
    <style:style style:name="Iniiaiie_20_oaeno_20_n_20_ionooiii_20_3" style:display-name="Iniiaiie oaeno n ionooiii 3" style:family="paragraph" style:parent-style-name="Iau_3f_iue">
      <style:paragraph-properties fo:margin="100%" fo:margin-left="1.529cm" fo:margin-right="0cm" fo:margin-top="0cm" fo:margin-bottom="0cm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="100%" fo:margin-left="0cm" fo:margin-right="0cm" fo:margin-top="0.035cm" fo:margin-bottom="0.035cm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" style:display-name="Список 5" style:family="paragraph" style:parent-style-name="Standard">
      <style:paragraph-properties fo:margin="100%" fo:margin-left="2.496cm" fo:margin-right="0cm" fo:margin-top="0cm" fo:margin-bottom="0cm" fo:line-height="108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/>
      <style:text-properties style:font-name="Tahoma" fo:font-size="10pt" fo:language="en" fo:country="US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Body_20_Text_20_2" style:display-name="Body Text 2" style:family="paragraph" style:parent-style-name="Standard">
      <style:paragraph-properties fo:margin="100%" fo:margin-left="0.071cm" fo:margin-right="0cm" fo:margin-top="0cm" fo:margin-bottom="0cm" fo:line-height="105%" fo:text-indent="0cm" style:auto-text-indent="false" style:text-autospace="none" style:punctuation-wrap="simple" style:vertical-align="baseline"/>
      <style:text-properties fo:font-size="10pt" style:font-size-asian="10pt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8Num2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86cm" fo:text-indent="-1.164cm" fo:margin-left="1.986cm"/>
        </style:list-level-properties>
      </text:list-level-style-number>
      <text:list-level-style-number text:level="3" style:num-suffix="." style:num-format="1" text:start-value="13" text:display-levels="3">
        <style:list-level-properties text:list-level-position-and-space-mode="label-alignment">
          <style:list-level-label-alignment text:label-followed-by="listtab" text:list-tab-stop-position="2.279cm" fo:text-indent="-1.27cm" fo:margin-left="2.27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66cm" fo:text-indent="-1.27cm" fo:margin-left="2.4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88cm" fo:text-indent="-1.905cm" fo:margin-left="3.2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75cm" fo:text-indent="-1.905cm" fo:margin-left="3.4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97cm" fo:text-indent="-2.54cm" fo:margin-left="4.2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84cm" fo:text-indent="-2.54cm" fo:margin-left="4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306cm" fo:text-indent="-3.175cm" fo:margin-left="5.3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09-10-14T09:47:00</meta:creation-date>
    <dc:creator>Наталья  Бодрова </dc:creator>
    <dc:date>2014-01-30T11:33:52.41</dc:date>
    <meta:print-date>2013-11-13T14:23:31.01</meta:print-date>
    <meta:editing-cycles>135</meta:editing-cycles>
    <meta:editing-duration>PT21H42M10S</meta:editing-duration>
    <meta:generator>OpenOffice/4.0.0$Win32 OpenOffice.org_project/400m3$Build-9702</meta:generator>
    <meta:printed-by>Наталья  Бодрова </meta:printed-by>
    <meta:document-statistic meta:table-count="1" meta:image-count="0" meta:object-count="0" meta:page-count="4" meta:paragraph-count="112" meta:word-count="1643" meta:character-count="13412"/>
  </office:meta>
</office:document-meta>
</file>